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10603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todología de Trabajo</text:h>
      <text:p text:style-name="Text_20_body">Para este proyecto, la <text:span text:style-name="Strong_20_Emphasis">metodología de trabajo</text:span> será la siguiente:</text:p>
      <text:list text:style-name="L1">
        <text:list-item>
          <text:p text:style-name="P1"><text:span text:style-name="Strong_20_Emphasis">Planificación de tareas:</text:span><text:line-break/>Se utiliza GitHub Projects para asignar y visualizar las tareas pendientes, en progreso y finalizadas.</text:p>
        </text:list-item>
        <text:list-item>
          <text:p text:style-name="P1"><text:span text:style-name="Strong_20_Emphasis">Asignación clara de responsabilidades:</text:span><text:line-break/>Cada tarea tendrá un responsable asignado para evitar duplicidad de esfuerzos.</text:p>
        </text:list-item>
        <text:list-item>
          <text:p text:style-name="P1"><text:span text:style-name="Strong_20_Emphasis">Control de versiones:</text:span><text:line-break/>Todo el código y documentación se gestionará mediante un sistema de control de versiones (Git), permitiendo el seguimiento de cambios y la recuperación de versiones anteriores si es necesario.</text:p>
        </text:list-item>
        <text:list-item>
          <text:p text:style-name="P1"><text:span text:style-name="Strong_20_Emphasis">Revisiones periódicas:</text:span><text:line-break/>Se realizarán reuniones breves (<text:span text:style-name="T1">diarias</text:span> o semanales) para revisar el avance, detectar bloqueos y reasignar tareas si es necesario.</text:p>
        </text:list-item>
        <text:list-item>
          <text:p text:style-name="P1"><text:span text:style-name="Strong_20_Emphasis">Documentación continua:</text:span><text:line-break/>Se documentarán los avances y decisiones importantes en un repositorio compartido, asegurando que todos los miembros tengan acceso a la información actualizada.</text:p>
        </text:list-item>
        <text:list-item>
          <text:p text:style-name="P1"><text:span text:style-name="Strong_20_Emphasis">Validación y pruebas:</text:span><text:line-break/>Antes de dar por finalizada una tarea, se validará su funcionamiento y se revisará que no afecte negativamente al trabajo ya realizad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0:14:56.640858323</meta:creation-date>
    <dc:date>2025-09-23T20:20:55.313114783</dc:date>
    <meta:editing-duration>PT5M59S</meta:editing-duration>
    <meta:editing-cycles>1</meta:editing-cycles>
    <meta:document-statistic meta:table-count="0" meta:image-count="0" meta:object-count="0" meta:page-count="1" meta:paragraph-count="8" meta:word-count="154" meta:character-count="1050" meta:non-whitespace-character-count="910"/>
    <meta:generator>LibreOffice/24.8.1.2$Linux_X86_64 LibreOffice_project/87fa9aec1a63e70835390b81c40bb8993f1d4ff6</meta:generator>
  </office:meta>
</office:document-meta>
</file>